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48pt" fo:font-weight="bold" style:font-size-asian="48pt" style:font-size-complex="48pt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color="#ffffff" fo:font-family="'Arial Black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family="'Arial Black'" style:font-family-generic="swiss" style:font-pitch="variable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1" draw:layer="layout" svg:width="28cm" svg:height="21.493cm" svg:x="0cm" svg:y="-0.246cm" presentation:class="title" presentation:user-transformed="true">
          <draw:text-box>
            <text:p><text:span text:style-name="T1">Gdy schodzimy się niech Święty Duch</text:span><text:span text:style-name="T2"> w nas działa</text:span><text:span text:style-name="T2"><text:line-break/></text:span><text:span text:style-name="T2">Gdy schodzimy się by wielbić Imię Twe</text:span><text:span text:style-name="T2"><text:line-break/></text:span><text:span text:style-name="T2">Wiemy, dobrze, że gdy serca są otwarte</text:span><text:span text:style-name="T2"><text:line-break/></text:span><text:span text:style-name="T2">Błogosławisz mocą swą,</text:span><text:span text:style-name="T2"><text:line-break/></text:span><text:span text:style-name="T2">Błogosławisz, boś obiecał to,</text:span><text:span text:style-name="T2"><text:line-break/></text:span><text:span text:style-name="T2">Błogosławisz mocą sw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6-07T16:48:14</meta:creation-date>
    <dc:creator>Woda Życia</dc:creator>
    <dc:date>2017-05-22T20:36:36.74</dc:date>
    <dc:language>pl-PL</dc:language>
    <meta:editing-cycles>14</meta:editing-cycles>
    <meta:editing-duration>PT23M5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